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dwardian Script ITC" svg:font-family="Edwardian Script ITC" style:font-family-generic="script" style:font-pitch="variable" svg:panose-1="3 3 3 2 4 7 7 13 8 4"/>
    <style:font-face style:name="Akhbar MT" svg:font-family="Akhbar MT" style:font-family-generic="system" style:font-pitch="variable" svg:panose-1="0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Edwardian Script ITC" style:font-name-complex="Akhbar MT" fo:font-size="24pt" style:font-size-asian="24pt" style:font-size-complex="24pt"/>
    </style:style>
    <style:style style:name="P2" style:parent-style-name="Normal" style:family="paragraph">
      <style:text-properties style:font-name="Edwardian Script ITC" style:font-name-complex="Akhbar MT" fo:color="#0F9ED5" fo:font-size="24pt" style:font-size-asian="24pt" style:font-size-complex="24pt"/>
    </style:style>
    <style:style style:name="T3" style:parent-style-name="DefaultParagraphFont" style:family="text">
      <style:text-properties style:font-name="Edwardian Script ITC" style:font-name-complex="Akhbar MT" fo:font-size="24pt" style:font-size-asian="24pt" style:font-size-complex="24pt"/>
    </style:style>
    <style:style style:name="T4" style:parent-style-name="DefaultParagraphFont" style:family="text">
      <style:text-properties style:font-name="Edwardian Script ITC" style:font-name-complex="Akhbar MT" fo:color="#196B24" fo:font-size="24pt" style:font-size-asian="24pt" style:font-size-complex="24pt"/>
    </style:style>
    <style:style style:name="T5" style:parent-style-name="DefaultParagraphFont" style:family="text">
      <style:text-properties style:font-name="Edwardian Script ITC" style:font-name-complex="Akhbar MT" fo:font-size="24pt" style:font-size-asian="24pt" style:font-size-complex="24pt"/>
    </style:style>
    <style:style style:name="T6" style:parent-style-name="DefaultParagraphFont" style:family="text">
      <style:text-properties style:font-name="Edwardian Script ITC" style:font-name-complex="Akhbar MT" fo:font-size="24pt" style:font-size-asian="24pt" style:font-size-complex="24pt"/>
    </style:style>
    <style:style style:name="P7" style:parent-style-name="Normal" style:family="paragraph">
      <style:text-properties style:font-name="Edwardian Script ITC" style:font-name-complex="Akhbar MT" fo:font-size="24pt" style:font-size-asian="24pt" style:font-size-complex="24pt"/>
    </style:style>
    <style:style style:name="P8" style:parent-style-name="Normal" style:family="paragraph">
      <style:text-properties style:font-name="Edwardian Script ITC" fo:font-size="24pt" style:font-size-asian="24pt" style:font-size-complex="24pt"/>
    </style:style>
    <style:style style:name="P9" style:parent-style-name="Normal" style:family="paragraph">
      <style:text-properties style:font-name="Edwardian Script ITC" fo:font-size="24pt" style:font-size-asian="24pt" style:font-size-complex="24pt"/>
    </style:style>
    <style:style style:name="P10" style:parent-style-name="Normal" style:family="paragraph">
      <style:text-properties style:font-name="Edwardian Script ITC" fo:font-size="24pt" style:font-size-asian="24pt" style:font-size-complex="24pt"/>
    </style:style>
    <style:style style:name="T11" style:parent-style-name="DefaultParagraphFont" style:family="text">
      <style:text-properties style:font-name="Edwardian Script ITC" fo:font-size="24pt" style:font-size-asian="24pt" style:font-size-complex="24pt"/>
    </style:style>
    <style:style style:name="T12" style:parent-style-name="DefaultParagraphFont" style:family="text">
      <style:text-properties style:font-name="Edwardian Script ITC" fo:color="#196B24" fo:font-size="24pt" style:font-size-asian="24pt" style:font-size-complex="24pt"/>
    </style:style>
    <style:style style:name="T13" style:parent-style-name="DefaultParagraphFont" style:family="text">
      <style:text-properties style:font-name="Edwardian Script ITC" fo:font-size="24pt" style:font-size-asian="24pt" style:font-size-complex="24pt"/>
    </style:style>
    <style:style style:name="P14" style:parent-style-name="Normal" style:family="paragraph">
      <style:text-properties style:font-name="Edwardian Script ITC" fo:color="#0F9ED5" fo:font-size="28pt" style:font-size-asian="28pt" style:font-size-complex="28pt"/>
    </style:style>
    <style:style style:name="P15" style:parent-style-name="Normal" style:family="paragraph">
      <style:text-properties style:font-name="Edwardian Script ITC" fo:font-size="24pt" style:font-size-asian="24pt" style:font-size-complex="24pt"/>
    </style:style>
    <style:style style:name="P16" style:parent-style-name="Normal" style:family="paragraph">
      <style:text-properties style:font-name="Edwardian Script ITC" fo:font-size="24pt" style:font-size-asian="24pt" style:font-size-complex="24pt"/>
    </style:style>
    <style:style style:name="P17" style:parent-style-name="Normal" style:family="paragraph">
      <style:text-properties style:font-name="Edwardian Script ITC" fo:font-size="24pt" style:font-size-asian="24pt" style:font-size-complex="24pt"/>
    </style:style>
    <style:style style:name="T18" style:parent-style-name="DefaultParagraphFont" style:family="text">
      <style:text-properties style:font-name="Edwardian Script ITC" fo:color="#0F9ED5" fo:font-size="24pt" style:font-size-asian="24pt" style:font-size-complex="24pt"/>
    </style:style>
    <style:style style:name="T19" style:parent-style-name="DefaultParagraphFont" style:family="text">
      <style:text-properties style:font-name="Edwardian Script ITC" fo:font-size="24pt" style:font-size-asian="24pt" style:font-size-complex="24pt"/>
    </style:style>
    <style:style style:name="T20" style:parent-style-name="DefaultParagraphFont" style:family="text">
      <style:text-properties style:font-name="Edwardian Script ITC" fo:color="#0F9ED5" fo:font-size="24pt" style:font-size-asian="24pt" style:font-size-complex="24pt"/>
    </style:style>
    <style:style style:name="T21" style:parent-style-name="DefaultParagraphFont" style:family="text">
      <style:text-properties style:font-name="Edwardian Script ITC" fo:font-size="24pt" style:font-size-asian="24pt" style:font-size-complex="24pt"/>
    </style:style>
    <style:style style:name="T22" style:parent-style-name="DefaultParagraphFont" style:family="text">
      <style:text-properties style:font-name="Edwardian Script ITC" fo:color="#0F9ED5" fo:font-size="24pt" style:font-size-asian="24pt" style:font-size-complex="24pt"/>
    </style:style>
    <style:style style:name="T23" style:parent-style-name="DefaultParagraphFont" style:family="text">
      <style:text-properties style:font-name="Edwardian Script ITC" fo:font-size="24pt" style:font-size-asian="24pt" style:font-size-complex="24pt"/>
    </style:style>
    <style:style style:name="P24" style:parent-style-name="Normal" style:family="paragraph">
      <style:text-properties style:font-name="Edwardian Script ITC" fo:font-size="24pt" style:font-size-asian="24pt" style:font-size-complex="24pt"/>
    </style:style>
    <style:style style:name="T25" style:parent-style-name="DefaultParagraphFont" style:family="text">
      <style:text-properties style:font-name="Edwardian Script ITC" fo:font-size="24pt" style:font-size-asian="24pt" style:font-size-complex="24pt"/>
    </style:style>
    <style:style style:name="T26" style:parent-style-name="DefaultParagraphFont" style:family="text">
      <style:text-properties style:font-name="Edwardian Script ITC" fo:font-size="36pt" style:font-size-asian="36pt" style:font-size-complex="36pt"/>
    </style:style>
    <style:style style:name="T27" style:parent-style-name="DefaultParagraphFont" style:family="text">
      <style:text-properties style:font-name="Edwardian Script ITC" fo:font-size="36pt" style:font-size-asian="36pt" style:font-size-complex="36pt"/>
    </style:style>
    <style:style style:name="T28" style:parent-style-name="DefaultParagraphFont" style:family="text">
      <style:text-properties style:font-name="Edwardian Script ITC" fo:font-size="36pt" style:font-size-asian="36pt" style:font-size-complex="36pt"/>
    </style:style>
    <style:style style:name="T29" style:parent-style-name="DefaultParagraphFont" style:family="text">
      <style:text-properties style:font-name="Edwardian Script ITC" fo:font-size="36pt" style:font-size-asian="36pt" style:font-size-complex="36pt"/>
    </style:style>
    <style:style style:name="T30" style:parent-style-name="DefaultParagraphFont" style:family="text">
      <style:text-properties style:font-name="Edwardian Script ITC" fo:font-size="28pt" style:font-size-asian="28pt" style:font-size-complex="28pt"/>
    </style:style>
    <style:style style:name="T31" style:parent-style-name="DefaultParagraphFont" style:family="text">
      <style:text-properties style:font-name="Edwardian Script ITC" fo:font-size="30pt" style:font-size-asian="30pt" style:font-size-complex="30pt"/>
    </style:style>
    <style:style style:name="T32" style:parent-style-name="DefaultParagraphFont" style:family="text">
      <style:text-properties style:font-name="Edwardian Script ITC" fo:font-size="30pt" style:font-size-asian="30pt" style:font-size-complex="30pt"/>
    </style:style>
    <style:style style:name="T33" style:parent-style-name="DefaultParagraphFont" style:family="text">
      <style:text-properties style:font-name="Edwardian Script ITC" fo:font-size="24pt" style:font-size-asian="24pt" style:font-size-complex="24pt"/>
    </style:style>
    <style:style style:name="T34" style:parent-style-name="DefaultParagraphFont" style:family="text">
      <style:text-properties style:font-name="Edwardian Script ITC" fo:font-size="28pt" style:font-size-asian="28pt" style:font-size-complex="28pt"/>
    </style:style>
    <style:style style:name="P35" style:parent-style-name="Normal" style:family="paragraph">
      <style:text-properties style:font-name="Edwardian Script ITC" fo:font-size="28pt" style:font-size-asian="28pt" style:font-size-complex="28pt"/>
    </style:style>
    <style:style style:name="P36" style:parent-style-name="Normal" style:family="paragraph">
      <style:text-properties style:font-name="Edwardian Script ITC" fo:font-size="24pt" style:font-size-asian="24pt" style:font-size-complex="24pt"/>
    </style:style>
    <style:style style:name="P37" style:parent-style-name="Normal" style:family="paragraph">
      <style:text-properties style:font-name="Edwardian Script ITC" fo:font-size="24pt" style:font-size-asian="24pt" style:font-size-complex="24pt"/>
    </style:style>
    <style:style style:name="P38" style:parent-style-name="ListParagraph" style:family="paragraph">
      <style:text-properties style:font-name="Edwardian Script ITC" fo:font-size="26pt" style:font-size-asian="26pt" style:font-size-complex="26pt"/>
    </style:style>
    <style:style style:name="P39" style:parent-style-name="Normal" style:family="paragraph">
      <style:text-properties style:font-name="Edwardian Script ITC" fo:font-size="28pt" style:font-size-asian="28pt" style:font-size-complex="28pt"/>
    </style:style>
    <style:style style:name="P40" style:parent-style-name="Normal" style:family="paragraph">
      <style:text-properties style:font-name="Edwardian Script ITC" fo:font-size="30pt" style:font-size-asian="30pt" style:font-size-complex="30pt"/>
    </style:style>
    <style:style style:name="P41" style:parent-style-name="Normal" style:family="paragraph">
      <style:text-properties style:font-name="Edwardian Script ITC" fo:font-size="30pt" style:font-size-asian="30pt" style:font-size-complex="30pt"/>
    </style:style>
    <style:style style:name="P42" style:parent-style-name="Normal" style:family="paragraph">
      <style:text-properties style:font-name="Edwardian Script ITC" fo:font-size="26pt" style:font-size-asian="26pt" style:font-size-complex="26pt"/>
    </style:style>
    <style:style style:name="P43" style:parent-style-name="Normal" style:family="paragraph">
      <style:text-properties fo:font-size="26pt" style:font-size-asian="26pt" style:font-size-complex="26pt"/>
    </style:style>
    <style:style style:name="T44" style:parent-style-name="DefaultParagraphFont" style:family="text">
      <style:text-properties style:font-name="Edwardian Script ITC" fo:font-size="30pt" style:font-size-asian="30pt" style:font-size-complex="30pt"/>
    </style:style>
    <style:style style:name="P45" style:parent-style-name="Normal" style:family="paragraph">
      <style:text-properties style:font-name="Edwardian Script ITC" fo:font-size="24pt" style:font-size-asian="24pt" style:font-size-complex="24pt"/>
    </style:style>
    <style:style style:name="P46" style:parent-style-name="Normal" style:family="paragraph">
      <style:text-properties style:font-name="Edwardian Script ITC" fo:font-size="24pt" style:font-size-asian="24pt" style:font-size-complex="24pt"/>
    </style:style>
    <style:style style:name="P47" style:parent-style-name="Normal" style:family="paragraph">
      <style:text-properties style:font-name="Edwardian Script ITC" fo:font-size="24pt" style:font-size-asian="24pt" style:font-size-complex="24pt"/>
    </style:style>
    <style:style style:name="P48" style:parent-style-name="Normal" style:family="paragraph">
      <style:text-properties style:font-name="Edwardian Script ITC" fo:font-size="24pt" style:font-size-asian="24pt" style:font-size-complex="24pt"/>
    </style:style>
    <style:style style:name="P49" style:parent-style-name="Normal" style:family="paragraph">
      <style:text-properties style:font-name="Edwardian Script ITC" fo:font-size="24pt" style:font-size-asian="24pt" style:font-size-complex="24pt"/>
    </style:style>
    <style:style style:name="T50" style:parent-style-name="DefaultParagraphFont" style:family="text">
      <style:text-properties style:font-name="Edwardian Script ITC" fo:font-size="24pt" style:font-size-asian="24pt" style:font-size-complex="24pt"/>
    </style:style>
  </office:automatic-styles>
  <office:body>
    <office:text text:use-soft-page-breaks="true">
      <text:p text:style-name="P1">Content Marketing<text:s/></text:p>
      <text:p text:style-name="P2">Analisi del pubblico e del brand<text:s/></text:p>
      <text:p text:style-name="Normal"><text:span text:style-name="T3">1</text:span><text:span text:style-name="T4">. Vintage Cars <text:s/></text:span><text:span text:style-name="T5">e un brand <text:s/>di automobilistica vintage che se concentra solo su Mustang e Chevrolet , gli anni 60 e 70 <text:s/>, conosciuta pure come the golden era dei american muscle<text:s/></text:span><text:span text:style-name="T6">cars .<text:s/></text:span></text:p>
      <text:p text:style-name="P7">2. Interessi dei potenziali clienti incuriositi o semplicemente i appassionati e cercatori di macchine vintage ad acquistare potrebbe essere apprezzamento del design , potenza e eleganza un una unica macchina .<text:s/></text:p>
      <text:p text:style-name="P8"><text:s text:c="4"/>Nel mio caso non li chiamerei problemi, ma piaceri. Piaceri che loro possono risolvere acquistando la macchina che magari gli portano nostalgia , un emozione o un legame emotivo , la passione per la meccanica classica , collezionismo , esclusività <text:s/>o un sogno che potrà diventare realtà.<text:s/></text:p>
      <text:p text:style-name="P9"><text:s text:c="5"/>Le piattaforme più visualizzati sono YouTube , Instagram .<text:s/></text:p>
      <text:p text:style-name="P10">3. <text:s/>Revology Cars <text:s/>e un marchio <text:s/>fondato nel 2014 che se specializza nella produzione e restauro di macchine classiche in particolarità Ford Mustang e Shelby GT <text:s/>, utilizzando tecnologie moderne e rimanendo con il modello classico esteticamente . Loro come piattaforme hanno solo il sito web , con una strategia SEO molto pulita , chiara e veloce , immagini cattivante e descrizione ad ogni macchina . Con una landing page che chiede il email e altre informazioni per avere la newsletter . Testimonianze tantissime anche con celebrità molto conosciute e clienti soddisfatti . FAQ molto elaborato .<text:s/></text:p>
      <text:p text:style-name="Normal"><text:span text:style-name="T11"><text:s text:c="6"/></text:span><text:span text:style-name="T12">Vintage Cars<text:s/></text:span><text:span text:style-name="T13"><text:s/>se può differenziare da Revology Cars con il tocco di originalità che va tenuto non solo nel design esterno ma pure interno e non modificato con una tecnologia moderna . Per quanto può essere bello , perché e davvero un bellissimo brand e geniale , preferisco sempre di puntare sulla semplicità <text:s/>e originalità nel tutto , mantenendo e restaurando tutto alla sua unicità .<text:s/></text:span></text:p>
      <text:p text:style-name="P14">Creazione di una content strategy ottimizzata<text:s/></text:p>
      <text:p text:style-name="P15">1. Il focus principale dei contenuti di questo brand e di riportare interesse per i vintage cars , di ritornare un po’ nel tempo , <text:s/>di non essere solo un desidero di un<text:s/>collezionista e di apprezzare di più<text:s/><text:tab/>la classe.</text:p>
      <text:p text:style-name="P16">I subtopics che potrei sviluppare sono design e estetica , il impatto culturale che hanno avuto nella storia , cultural influence <text:s/>.<text:s/></text:p>
      <text:p text:style-name="P17">2. Parole chiave su :<text:s/></text:p>
      <text:p text:style-name="Normal"><text:span text:style-name="T18"><text:s/>awareness :<text:s/></text:span><text:span text:style-name="T19">vintage cars , vintage Mustang o Chevrolet <text:s/>, estetica vintage , classic design , the golden era of American muscle cars . <text:s text:c="6"/></text:span><text:span text:style-name="T20">consideration : <text:s/></text:span><text:span text:style-name="T21">performance , timeless appel <text:s text:c="2"/>, collezionabilita , <text:s/>restauro vintage cars , prezzo , consumo , fascino retro .</text:span></text:p>
      <text:p text:style-name="Normal"><text:span text:style-name="T22">conversion :<text:s/></text:span><text:span text:style-name="T23">testimonianze , prezzo ,<text:s/></text:span></text:p>
      <text:p text:style-name="P24">Struttura di un articolo ottimizzato SEO<text:s/></text:p>
      <text:p text:style-name="Normal"><text:span text:style-name="T25"><text:s text:c="3"/></text:span><text:span text:style-name="T26">The golden era of American<text:s/></text:span><text:span text:style-name="T27">muscle</text:span><text:span text:style-name="T28"><text:s/>cars<text:s/></text:span></text:p>
      <text:p text:style-name="Normal"><text:span text:style-name="T29"><text:s/></text:span><text:span text:style-name="T30"><text:s/></text:span><text:span text:style-name="T31">Mustang<text:s/></text:span><text:span text:style-name="T32">and Chevrolet<text:s/></text:span></text:p>
      <text:p text:style-name="Normal"><text:span text:style-name="T33"><text:s text:c="3"/></text:span><text:span text:style-name="T34">La collaborazione tra Mustang e Shelby<text:s/></text:span></text:p>
      <text:p text:style-name="P35"><text:s text:c="2"/>Chevrolet Camaro e Chevrolet Chevelle<text:s/></text:p>
      <text:p text:style-name="P36">Parole chiave : <text:s/>muscle car , collezionismo , auto classiche , storia delle muscle car .<text:s/></text:p>
      <text:p text:style-name="P37">3.<text:s/>Piano editoriale per Social Media e Blog<text:s/></text:p>
      <text:p text:style-name="P38">Per il mio brand vorrei pubblicare<text:s/>inizio settimana<text:s/>lunedì ,<text:s/>martedì ,<text:s/>mercoledì<text:s/><text:s/>su Instagram<text:s/>e Facebook<text:s/>dei video e immagini <text:s/>accattivanti . Nel weekend dei video educativi su YouTube . Blog post<text:s/><text:s/>venerdì<text:s/>con un ben strutturato<text:s/>storytelling sulle machine<text:s/>pubblicato nel sito web .<text:s/><text:s/></text:p>
      <text:p text:style-name="P39"><text:s/></text:p>
      <text:p text:style-name="P40"><text:s text:c="3"/></text:p>
      <text:p text:style-name="P41"><text:s text:c="5"/></text:p>
      <text:p text:style-name="P42"/>
      <text:p text:style-name="P43"/>
      <text:p text:style-name="Normal"><text:span text:style-name="T44"><text:s text:c="4"/></text:span></text:p>
      <text:p text:style-name="P45"/>
      <text:p text:style-name="P46"/>
      <text:p text:style-name="P47"/>
      <text:p text:style-name="P48"/>
      <text:p text:style-name="P49"/>
      <text:p text:style-name="Normal"><text:span text:style-name="T50"><text:s text:c="3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Edwardian Script ITC" svg:font-family="Edwardian Script ITC" style:font-family-generic="script" style:font-pitch="variable" svg:panose-1="3 3 3 2 4 7 7 13 8 4"/>
    <style:font-face style:name="Akhbar MT" svg:font-family="Akhbar MT" style:font-family-generic="system" style:font-pitch="variable" svg:panose-1="0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it" fo:country="I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cuta Ioana</meta:initial-creator>
    <dc:creator>Ancuta Ioana</dc:creator>
    <meta:creation-date>2025-03-14T18:19:00Z</meta:creation-date>
    <dc:date>2025-03-20T15:17:00Z</dc:date>
    <meta:template xlink:href="Normal" xlink:type="simple"/>
    <meta:editing-cycles>11</meta:editing-cycles>
    <meta:editing-duration>PT0S</meta:editing-duration>
    <meta:document-statistic meta:page-count="1" meta:paragraph-count="6" meta:word-count="474" meta:character-count="3170" meta:row-count="22" meta:non-whitespace-character-count="2702"/>
  </office:meta>
</office:document-meta>
</file>